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6f9d4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wrap-option="wrap"/>
      <style:text-properties fo:font-size="12pt"/>
    </style:style>
    <style:style style:name="ce39" style:family="table-cell" style:parent-style-name="Default">
      <style:table-cell-properties fo:background-color="#f7d1d5" fo:wrap-option="wrap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47" style:family="table-cell" style:parent-style-name="Default">
      <style:table-cell-properties fo:wrap-option="wrap"/>
      <style:text-properties fo:color="#ffffff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7"/>
        <table:table-column table:style-name="co2" table:default-cell-style-name="ce57"/>
        <table:table-column table:style-name="co1" table:number-columns-repeated="16380" table:default-cell-style-name="ce57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8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ash</text:p>
          </table:table-cell>
          <table:covered-table-cell table:style-name="ce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Account Receivable </text:p>
          </table:table-cell>
          <table:covered-table-cell table:style-name="ce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upplies </text:p>
          </table:table-cell>
          <table:covered-table-cell table:style-name="ce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Equipment </text:p>
          </table:table-cell>
          <table:covered-table-cell table:style-name="ce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17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Stockholders Equitiy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17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1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55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55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55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55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55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55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55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55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55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5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33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33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33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1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1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1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ce31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ce31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1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1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1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ce31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ce31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ce31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ce31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ce31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ce31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ce31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ce31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ce31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ce31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 table:style-name="ce45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34"/>
          <table:table-cell table:style-name="ce40" office:value-type="string" calcext:value-type="string">
            <text:p>Title</text:p>
          </table:table-cell>
          <table:table-cell table:style-name="ce40"/>
          <table:table-cell table:style-name="ce40" office:value-type="string" calcext:value-type="string">
            <text:p>Debit</text:p>
          </table:table-cell>
          <table:table-cell table:style-name="ce40" office:value-type="string" calcext:value-type="string">
            <text:p>Credit</text:p>
          </table:table-cell>
          <table:table-cell table:style-name="ce40" table:number-columns-repeated="16379"/>
        </table:table-row>
        <table:table-row table:style-name="ro2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31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31" office:value-type="float" office:value="2" calcext:value-type="float" table:number-columns-spanned="1" table:number-rows-spanned="4">
            <text:p>2</text:p>
          </table:table-cell>
          <table:table-cell table:style-name="ce31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31"/>
          <table:table-cell table:number-columns-repeated="16382"/>
        </table:table-row>
        <table:table-row table:style-name="ro2">
          <table:table-cell/>
          <table:table-cell table:style-name="ce35" office:value-type="string" calcext:value-type="string">
            <text:p>Total</text:p>
          </table:table-cell>
          <table:table-cell table:style-name="ce82"/>
          <table:table-cell table:style-name="ce82" table:formula="of:=SUM([.D222:.D240])" office:value-type="float" office:value="5271" calcext:value-type="float">
            <text:p>5271</text:p>
          </table:table-cell>
          <table:table-cell table:style-name="ce8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50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8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8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8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8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8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Building Interest Payable</text:p>
          </table:table-cell>
          <table:table-cell table:style-name="Default"/>
          <table:table-cell/>
          <table:table-cell table:style-name="ce8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Salaries Payable</text:p>
          </table:table-cell>
          <table:table-cell table:style-name="Default"/>
          <table:table-cell/>
          <table:table-cell table:style-name="ce8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Utility Payable</text:p>
          </table:table-cell>
          <table:table-cell table:style-name="Default"/>
          <table:table-cell/>
          <table:table-cell table:style-name="ce8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8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Rent Revenue</text:p>
          </table:table-cell>
          <table:table-cell table:style-name="Default"/>
          <table:table-cell/>
          <table:table-cell table:style-name="ce8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Salaries Expense</text:p>
          </table:table-cell>
          <table:table-cell table:style-name="Default"/>
          <table:table-cell table:style-name="ce8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Interest Expense</text:p>
          </table:table-cell>
          <table:table-cell/>
          <table:table-cell table:style-name="ce8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Depreciation Expense</text:p>
          </table:table-cell>
          <table:table-cell/>
          <table:table-cell table:style-name="ce8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Supply Expense</text:p>
          </table:table-cell>
          <table:table-cell/>
          <table:table-cell table:style-name="ce8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Insurance Expense</text:p>
          </table:table-cell>
          <table:table-cell/>
          <table:table-cell table:style-name="ce8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Utility Expense</text:p>
          </table:table-cell>
          <table:table-cell/>
          <table:table-cell table:style-name="ce8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>
            <text:p>Total</text:p>
          </table:table-cell>
          <table:table-cell table:style-name="ce82"/>
          <table:table-cell table:style-name="ce82" table:formula="of:=SUM([.D245:.D271])" office:value-type="float" office:value="107700" calcext:value-type="float">
            <text:p>107700</text:p>
          </table:table-cell>
          <table:table-cell table:style-name="ce8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38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31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31" office:value-type="string" calcext:value-type="string" table:number-columns-spanned="2" table:number-rows-spanned="1">
            <text:p>Adjustments</text:p>
          </table:table-cell>
          <table:covered-table-cell/>
          <table:table-cell table:style-name="ce31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31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31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39" office:value-type="string" calcext:value-type="string">
            <text:p>No</text:p>
          </table:table-cell>
          <table:table-cell table:style-name="ce49" office:value-type="string" calcext:value-type="string" table:number-columns-spanned="2" table:number-rows-spanned="1">
            <text:p>Account Title</text:p>
          </table:table-cell>
          <table:covered-table-cell table:style-name="ce39"/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style-name="ce39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3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3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3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3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3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3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3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3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3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3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3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3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3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3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3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45"/>
          <table:table-cell table:number-columns-repeated="2" table:style-name="ce8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82" table:formula="of:=SUM([.F281:.F311])" office:value-type="float" office:value="5271" calcext:value-type="float">
            <text:p>5271</text:p>
          </table:table-cell>
          <table:table-cell table:style-name="ce82" table:formula="of:=SUM([.G281:.G311])" office:value-type="float" office:value="5271" calcext:value-type="float">
            <text:p>5271</text:p>
          </table:table-cell>
          <table:table-cell table:style-name="ce82" table:formula="of:=SUM([.H281:.H311])" office:value-type="float" office:value="107700" calcext:value-type="float">
            <text:p>107700</text:p>
          </table:table-cell>
          <table:table-cell table:style-name="ce82" table:formula="of:=SUM([.I281:.I311])" office:value-type="float" office:value="107700" calcext:value-type="float">
            <text:p>107700</text:p>
          </table:table-cell>
          <table:table-cell table:style-name="ce82" table:formula="of:=SUM([.J281:.J311])" office:value-type="float" office:value="5911" calcext:value-type="float">
            <text:p>5911</text:p>
          </table:table-cell>
          <table:table-cell table:style-name="ce82" table:formula="of:=SUM([.K281:.K311])" office:value-type="float" office:value="10795" calcext:value-type="float">
            <text:p>10795</text:p>
          </table:table-cell>
          <table:table-cell table:style-name="ce82" table:formula="of:=SUM([.L281:.L311])" office:value-type="float" office:value="101789" calcext:value-type="float">
            <text:p>101789</text:p>
          </table:table-cell>
          <table:table-cell table:style-name="ce8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Total Revenue</text:p>
          </table:table-cell>
          <table:covered-table-cell table:style-name="ce45"/>
          <table:table-cell table:style-name="ce8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31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Total Expenses</text:p>
          </table:table-cell>
          <table:covered-table-cell table:style-name="ce45"/>
          <table:table-cell table:style-name="ce8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Net Income</text:p>
          </table:table-cell>
          <table:covered-table-cell table:style-name="ce45"/>
          <table:table-cell table:style-name="ce8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10482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09:29:23.861441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8T09:44:06.205037477</dc:date>
    <meta:editing-duration>PT21H28M13S</meta:editing-duration>
    <meta:editing-cycles>72</meta:editing-cycles>
    <meta:generator>LibreOffice/24.8.1.2$Linux_X86_64 LibreOffice_project/480$Build-2</meta:generator>
    <meta:document-statistic meta:table-count="2" meta:cell-count="1087" meta:object-count="0"/>
  </office:meta>
</office:document-meta>
</file>